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CC1A2EC9A26B9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94cm, 1.834cm, 9.095cm, 1.86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0.2cm" svg:x="1.092cm" svg:y="2.391cm">
          <draw:image xlink:href="Pictures/10000000000005E8000007E06CC1A2EC9A26B9F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40:54.953496329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